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00000" loext:opacity="100%" style:font-name="Monaco" fo:font-size="11.25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000000" loext:opacity="100%" style:font-name="Monaco" fo:font-size="11.25pt" fo:letter-spacing="normal" fo:font-style="normal" fo:font-weight="normal" officeooo:rsid="00073c37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umber penalty critic video betray advice horn town live defense enter web</text:p>
      <text:p text:style-name="Standard"/>
      <text:p text:style-name="Standard"/>
      <text:p text:style-name="P1"><text:span text:style-name="Source_20_Text"><text:span text:style-name="T1">ALTER USER 'root'@'localhost' IDENTIFIED WITH mysql_native_password BY '</text:span></text:span><text:span text:style-name="Source_20_Text"><text:span text:style-name="T2">seffu</text:span></text:span><text:span text:style-name="Source_20_Text"><text:span text:style-name="T1">';</text:span>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9:13:23.888037600</meta:creation-date>
    <meta:editing-duration>PT10M17S</meta:editing-duration>
    <meta:editing-cycles>3</meta:editing-cycles>
    <meta:generator>LibreOffice/7.2.5.2$Linux_X86_64 LibreOffice_project/20$Build-2</meta:generator>
    <dc:date>2022-03-10T19:23:40.283044833</dc:date>
    <meta:document-statistic meta:table-count="0" meta:image-count="0" meta:object-count="0" meta:page-count="1" meta:paragraph-count="3" meta:word-count="20" meta:character-count="154" meta:non-whitespace-character-count="135"/>
  </office:meta>
</office:document-meta>
</file>